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b53ee" officeooo:paragraph-rsid="001b53e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53ee" officeooo:paragraph-rsid="001b53e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italic" fo:font-weight="bold" officeooo:rsid="00645034" officeooo:paragraph-rsid="00645034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20dfa7" officeooo:paragraph-rsid="0020dfa7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2b5326" officeooo:paragraph-rsid="002b532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weight="normal" officeooo:rsid="001f99dd" officeooo:paragraph-rsid="002b532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2fc9e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style="normal" fo:font-weight="normal" officeooo:rsid="002fc9e5" officeooo:paragraph-rsid="002fc9e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46a78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style="normal" fo:font-weight="normal" officeooo:rsid="002fc9e5" officeooo:paragraph-rsid="002fc9e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style="normal" fo:font-weight="normal" officeooo:rsid="003016ef" officeooo:paragraph-rsid="003016e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style="normal" fo:font-weight="normal" officeooo:rsid="003198e6" officeooo:paragraph-rsid="003198e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style="normal" fo:font-weight="normal" officeooo:rsid="00412079" officeooo:paragraph-rsid="0041207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style="normal" fo:font-weight="normal" officeooo:rsid="004279a4" officeooo:paragraph-rsid="004279a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style:font-name="Arial" fo:font-size="12pt" fo:font-style="normal" fo:font-weight="normal" officeooo:rsid="00473930" officeooo:paragraph-rsid="0047393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34286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3afcd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41207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4279a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34fabd" officeooo:paragraph-rsid="003afcd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412079" officeooo:paragraph-rsid="0041207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4279a4" officeooo:paragraph-rsid="004279a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4539db" officeooo:paragraph-rsid="004539db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473930" officeooo:paragraph-rsid="00473930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34fab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36885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39b5c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3e427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20dfa7" officeooo:paragraph-rsid="003fd40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3793f6" officeooo:paragraph-rsid="003793f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396014" officeooo:paragraph-rsid="0039601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3d2896" officeooo:paragraph-rsid="003d289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39b5c0" officeooo:paragraph-rsid="0039b5c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3e4279" officeooo:paragraph-rsid="003e427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3e4279" officeooo:paragraph-rsid="003fd40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2.4618in" fo:margin-right="0in" fo:text-align="start" style:justify-single-word="false" fo:text-indent="-0.25in" style:auto-text-indent="false"/>
      <style:text-properties style:font-name="Arial" fo:font-size="12pt" fo:font-style="normal" fo:font-weight="normal" officeooo:rsid="003fd407" officeooo:paragraph-rsid="003fd40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fo:font-weight="normal" officeooo:paragraph-rsid="0065162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fo:font-weight="normal" officeooo:paragraph-rsid="00718cd9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style="italic" fo:font-weight="bold" officeooo:rsid="00718cd9" officeooo:paragraph-rsid="00718cd9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554be5" officeooo:paragraph-rsid="0064503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5e756f" officeooo:paragraph-rsid="008bbb96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653d13" officeooo:paragraph-rsid="00653d13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6762ae" officeooo:paragraph-rsid="006762a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67a5c0" officeooo:paragraph-rsid="0067a5c0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6a6b91" officeooo:paragraph-rsid="006c65a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73508e" officeooo:paragraph-rsid="0073508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79f723" officeooo:paragraph-rsid="0079f72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7ac288" officeooo:paragraph-rsid="007ac28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7f6d64" officeooo:paragraph-rsid="007f6d64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833272" officeooo:paragraph-rsid="0083327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833272" officeooo:paragraph-rsid="0090d3c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tyle="normal" fo:font-weight="normal" officeooo:paragraph-rsid="00653d13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tyle="normal" fo:font-weight="normal" officeooo:paragraph-rsid="007b16c3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tyle="normal" fo:font-weight="normal" officeooo:paragraph-rsid="007cea0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tyle="normal" fo:font-weight="normal" officeooo:paragraph-rsid="008eff3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295c0b" officeooo:paragraph-rsid="0064503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554be5" officeooo:paragraph-rsid="0064503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5de7d1" officeooo:paragraph-rsid="0064503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60435b" officeooo:paragraph-rsid="0064503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6380a8" officeooo:paragraph-rsid="008a13a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686b04" officeooo:paragraph-rsid="00686b04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73508e" officeooo:paragraph-rsid="0073508e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775728" officeooo:paragraph-rsid="00775728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791b2f" officeooo:paragraph-rsid="00791b2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79ed8b" officeooo:paragraph-rsid="0079ed8b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7ac288" officeooo:paragraph-rsid="007ac288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7ac288" officeooo:paragraph-rsid="007b16c3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7ac288" officeooo:paragraph-rsid="007cea0f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7f6d64" officeooo:paragraph-rsid="007f6d6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81b48f" officeooo:paragraph-rsid="0081b48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833272" officeooo:paragraph-rsid="0083327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833272" officeooo:paragraph-rsid="0090d3c4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italic" fo:font-weight="bold" officeooo:rsid="00645034" officeooo:paragraph-rsid="006e3cea" style:font-size-asian="10.5pt" style:font-style-asian="italic" style:font-weight-asian="bold" style:font-size-complex="12pt" style:font-style-complex="italic" style:font-weight-complex="bold"/>
    </style:style>
    <style:style style:name="P7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style="normal" fo:font-weight="normal" officeooo:paragraph-rsid="0067a5c0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style="normal" fo:font-weight="normal" officeooo:paragraph-rsid="006c65a0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style="normal" fo:font-weight="normal" officeooo:paragraph-rsid="0073508e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style="normal" fo:font-weight="normal" officeooo:paragraph-rsid="007500c1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style="normal" fo:font-weight="normal" officeooo:paragraph-rsid="007b16c3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style="normal" fo:font-weight="normal" officeooo:paragraph-rsid="007cea0f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style="normal" fo:font-weight="normal" officeooo:paragraph-rsid="0081b48f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style="normal" fo:font-weight="normal" officeooo:paragraph-rsid="00833272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295c0b" officeooo:paragraph-rsid="0064503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554be5" officeooo:paragraph-rsid="0064503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5d714d" officeooo:paragraph-rsid="0064503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5de7d1" officeooo:paragraph-rsid="0064503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5e756f" officeooo:paragraph-rsid="0064503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6380a8" officeooo:paragraph-rsid="00891a9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60435b" officeooo:paragraph-rsid="0064503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style="normal" fo:font-weight="normal" officeooo:rsid="00686b04" officeooo:paragraph-rsid="00686b04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style="normal" fo:font-weight="normal" officeooo:rsid="006e3cea" officeooo:paragraph-rsid="006e3cea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style="normal" fo:font-weight="normal" officeooo:rsid="006af735" officeooo:paragraph-rsid="006af735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style="normal" fo:font-weight="normal" officeooo:rsid="0079ed8b" officeooo:paragraph-rsid="0079ed8b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style="normal" fo:font-weight="normal" officeooo:rsid="0079f723" officeooo:paragraph-rsid="0079f723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style="normal" fo:font-weight="normal" officeooo:rsid="0081b48f" officeooo:paragraph-rsid="00833272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style="normal" fo:font-weight="normal" officeooo:rsid="0081b48f" officeooo:paragraph-rsid="0090d3c4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style="normal" fo:font-weight="normal" officeooo:rsid="00833272" officeooo:paragraph-rsid="0083327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style="normal" fo:font-weight="normal" officeooo:rsid="00833272" officeooo:paragraph-rsid="0090d3c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fo:font-style="normal" fo:font-weight="normal" officeooo:paragraph-rsid="006a6b91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fo:font-style="normal" fo:font-weight="normal" officeooo:paragraph-rsid="00686b04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fo:font-style="normal" fo:font-weight="normal" officeooo:paragraph-rsid="006e82c8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5990fd" officeooo:paragraph-rsid="0064503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5a40f8" officeooo:paragraph-rsid="00645034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6380a8" officeooo:paragraph-rsid="0064503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6380a8" officeooo:paragraph-rsid="00891a99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6380a8" officeooo:paragraph-rsid="0087cea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style="normal" fo:font-weight="normal" officeooo:rsid="00686b04" officeooo:paragraph-rsid="00686b04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style="normal" fo:font-weight="normal" officeooo:rsid="006e3cea" officeooo:paragraph-rsid="006e3cea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fo:font-style="normal" fo:font-weight="normal" officeooo:paragraph-rsid="006a6b91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fo:font-style="normal" fo:font-weight="normal" officeooo:paragraph-rsid="006af735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Arial" fo:font-size="12pt" fo:font-weight="normal" officeooo:rsid="005990fd" officeooo:paragraph-rsid="0064503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Arial" fo:font-size="12pt" fo:font-weight="normal" officeooo:rsid="005a40f8" officeooo:paragraph-rsid="00645034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Arial" fo:font-size="12pt" fo:font-style="italic" fo:font-weight="bold" officeooo:rsid="005a40f8" officeooo:paragraph-rsid="00645034" style:font-size-asian="10.5pt" style:font-style-asian="italic" style:font-weight-asian="bold" style:font-size-complex="12pt" style:font-style-complex="italic" style:font-weight-complex="bold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4pt" fo:font-weight="bold" officeooo:rsid="005b45fa" officeooo:paragraph-rsid="005b45fa" style:font-size-asian="14pt" style:font-weight-asian="bold" style:font-size-complex="14pt" style:font-weight-complex="bold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0dfa7" officeooo:paragraph-rsid="0020dfa7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2fe37" officeooo:paragraph-rsid="0022fe37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paragraph-rsid="0022fe37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6915e" officeooo:paragraph-rsid="0026915e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95c0b" officeooo:paragraph-rsid="00295c0b" style:font-size-asian="10.5pt" style:font-weight-asian="normal" style:font-size-complex="12pt" style:font-weight-complex="normal"/>
    </style:style>
    <style:style style:name="P119" style:family="paragraph" style:parent-style-name="Standard" style:list-style-name="L3">
      <style:paragraph-properties fo:text-align="start" style:justify-single-word="false"/>
      <style:text-properties style:font-name="Arial" fo:font-size="12pt" fo:font-weight="normal" officeooo:rsid="00295c0b" officeooo:paragraph-rsid="00645034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Arial" fo:font-size="12pt" fo:font-style="italic" fo:font-weight="bold" officeooo:rsid="0020dfa7" officeooo:paragraph-rsid="002f019d" style:font-size-asian="10.5pt" style:font-style-asian="italic" style:font-weight-asian="bold" style:font-size-complex="12pt" style:font-style-complex="italic" style:font-weight-complex="bold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Arial" fo:font-size="12pt" fo:font-style="italic" fo:font-weight="bold" officeooo:rsid="00542f95" officeooo:paragraph-rsid="00542f95" style:font-size-asian="10.5pt" style:font-style-asian="italic" style:font-weight-asian="bold" style:font-size-complex="12pt" style:font-style-complex="italic" style:font-weight-complex="bold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Arial" fo:font-size="12pt" fo:font-style="italic" fo:font-weight="bold" officeooo:rsid="00645034" officeooo:paragraph-rsid="00645034" style:font-size-asian="10.5pt" style:font-style-asian="italic" style:font-weight-asian="bold" style:font-size-complex="12pt" style:font-style-complex="italic" style:font-weight-complex="bold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Arial" fo:font-size="12pt" fo:font-style="italic" fo:font-weight="bold" officeooo:rsid="00718cd9" officeooo:paragraph-rsid="00718cd9" style:font-size-asian="10.5pt" style:font-style-asian="italic" style:font-weight-asian="bold" style:font-size-complex="12pt" style:font-style-complex="italic" style:font-weight-complex="bold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Arial" fo:font-size="12pt" fo:font-style="italic" fo:font-weight="bold" officeooo:rsid="00718cd9" officeooo:paragraph-rsid="008e7b27" style:font-size-asian="10.5pt" style:font-style-asian="italic" style:font-weight-asian="bold" style:font-size-complex="12pt" style:font-style-complex="italic" style:font-weight-complex="bold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Arial" fo:font-size="12pt" fo:font-style="italic" fo:font-weight="bold" officeooo:rsid="0093914b" officeooo:paragraph-rsid="0093914b" style:font-size-asian="10.5pt" style:font-style-asian="italic" style:font-weight-asian="bold" style:font-size-complex="12pt" style:font-style-complex="italic" style:font-weight-complex="bold"/>
    </style:style>
    <style:style style:name="P126" style:family="paragraph" style:parent-style-name="Standard">
      <style:paragraph-properties fo:margin-left="1.9693in" fo:margin-right="0in" fo:text-align="start" style:justify-single-word="false" fo:text-indent="-0.25in" style:auto-text-indent="false"/>
      <style:text-properties style:font-name="Arial" fo:font-size="12pt" fo:font-style="normal" fo:font-weight="normal" officeooo:rsid="008a13a5" officeooo:paragraph-rsid="00473930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87cea1" officeooo:paragraph-rsid="0087cea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weight="normal" officeooo:rsid="008d03af" officeooo:paragraph-rsid="008d03af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Arial" fo:font-size="12pt" fo:font-style="normal" fo:font-weight="normal" officeooo:rsid="0080c631" officeooo:paragraph-rsid="00833272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style:font-name="Arial" fo:font-size="12pt" fo:font-weight="normal" officeooo:rsid="0087cea1" officeooo:paragraph-rsid="0087cea1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weight="normal" officeooo:rsid="0087cea1" officeooo:paragraph-rsid="0087cea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style:font-name="Arial" fo:font-size="12pt" fo:font-style="normal" fo:font-weight="normal" officeooo:rsid="00928c09" officeooo:paragraph-rsid="00928c09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style="normal" fo:font-weight="normal" officeooo:rsid="0089bd49" officeooo:paragraph-rsid="0089bd49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style="normal" fo:font-weight="normal" officeooo:rsid="0093914b" officeooo:paragraph-rsid="0093914b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fo:font-style="italic" fo:font-weight="bold" officeooo:rsid="0089bd49" officeooo:paragraph-rsid="0089bd49" style:font-size-asian="10.5pt" style:font-style-asian="italic" style:font-weight-asian="bold" style:font-size-complex="12pt" style:font-style-complex="italic" style:font-weight-complex="bold"/>
    </style:style>
    <style:style style:name="P13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89bd49" officeooo:paragraph-rsid="0089bd49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8e0be4" officeooo:paragraph-rsid="008e0be4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style="normal" fo:font-weight="normal" officeooo:rsid="0093914b" officeooo:paragraph-rsid="0093914b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size="12pt" fo:font-weight="normal" officeooo:rsid="0093914b" officeooo:paragraph-rsid="0093914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style:font-name="Arial" fo:font-size="12pt" fo:font-style="normal" fo:font-weight="normal" officeooo:rsid="0093914b" officeooo:paragraph-rsid="00986e17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style:font-name="Arial" fo:font-size="12pt" fo:font-style="italic" fo:font-weight="bold" officeooo:rsid="0093914b" officeooo:paragraph-rsid="00986e17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Arial" fo:font-size="12pt" officeooo:rsid="0065162a" style:font-size-asian="10.5pt" style:font-size-complex="12pt"/>
    </style:style>
    <style:style style:name="T2" style:family="text">
      <style:text-properties style:font-name="Arial" fo:font-size="12pt" officeooo:rsid="00653d13" style:font-size-asian="10.5pt" style:font-size-complex="12pt"/>
    </style:style>
    <style:style style:name="T3" style:family="text">
      <style:text-properties style:font-name="Arial" fo:font-size="12pt" officeooo:rsid="00656392" style:font-size-asian="10.5pt" style:font-size-complex="12pt"/>
    </style:style>
    <style:style style:name="T4" style:family="text">
      <style:text-properties style:font-name="Arial" fo:font-size="12pt" officeooo:rsid="0065a68c" style:font-size-asian="10.5pt" style:font-size-complex="12pt"/>
    </style:style>
    <style:style style:name="T5" style:family="text">
      <style:text-properties style:font-name="Arial" fo:font-size="12pt" officeooo:rsid="00669c43" style:font-size-asian="10.5pt" style:font-size-complex="12pt"/>
    </style:style>
    <style:style style:name="T6" style:family="text">
      <style:text-properties style:font-name="Arial" fo:font-size="12pt" officeooo:rsid="0067a5c0" style:font-size-asian="10.5pt" style:font-size-complex="12pt"/>
    </style:style>
    <style:style style:name="T7" style:family="text">
      <style:text-properties style:font-name="Arial" fo:font-size="12pt" officeooo:rsid="00686b04" style:font-size-asian="10.5pt" style:font-size-complex="12pt"/>
    </style:style>
    <style:style style:name="T8" style:family="text">
      <style:text-properties style:font-name="Arial" fo:font-size="12pt" officeooo:rsid="006a4cd0" style:font-size-asian="10.5pt" style:font-size-complex="12pt"/>
    </style:style>
    <style:style style:name="T9" style:family="text">
      <style:text-properties style:font-name="Arial" fo:font-size="12pt" officeooo:rsid="006a6b91" style:font-size-asian="10.5pt" style:font-size-complex="12pt"/>
    </style:style>
    <style:style style:name="T10" style:family="text">
      <style:text-properties style:font-name="Arial" fo:font-size="12pt" officeooo:rsid="006af735" style:font-size-asian="10.5pt" style:font-size-complex="12pt"/>
    </style:style>
    <style:style style:name="T11" style:family="text">
      <style:text-properties style:font-name="Arial" fo:font-size="12pt" officeooo:rsid="006c65a0" style:font-size-asian="10.5pt" style:font-size-complex="12pt"/>
    </style:style>
    <style:style style:name="T12" style:family="text">
      <style:text-properties style:font-name="Arial" fo:font-size="12pt" officeooo:rsid="006e3cea" style:font-size-asian="10.5pt" style:font-size-complex="12pt"/>
    </style:style>
    <style:style style:name="T13" style:family="text">
      <style:text-properties style:font-name="Arial" fo:font-size="12pt" officeooo:rsid="006e82c8" style:font-size-asian="10.5pt" style:font-size-complex="12pt"/>
    </style:style>
    <style:style style:name="T14" style:family="text">
      <style:text-properties style:font-name="Arial" fo:font-size="12pt" officeooo:rsid="007079fe" style:font-size-asian="10.5pt" style:font-size-complex="12pt"/>
    </style:style>
    <style:style style:name="T15" style:family="text">
      <style:text-properties style:font-name="Arial" fo:font-size="12pt" officeooo:rsid="00718cd9" style:font-size-asian="10.5pt" style:font-size-complex="12pt"/>
    </style:style>
    <style:style style:name="T16" style:family="text">
      <style:text-properties style:font-name="Arial" fo:font-size="12pt" officeooo:rsid="0073508e" style:font-size-asian="10.5pt" style:font-size-complex="12pt"/>
    </style:style>
    <style:style style:name="T17" style:family="text">
      <style:text-properties style:font-name="Arial" fo:font-size="12pt" officeooo:rsid="007500c1" style:font-size-asian="10.5pt" style:font-size-complex="12pt"/>
    </style:style>
    <style:style style:name="T18" style:family="text">
      <style:text-properties style:font-name="Arial" fo:font-size="12pt" officeooo:rsid="0076bab2" style:font-size-asian="10.5pt" style:font-size-complex="12pt"/>
    </style:style>
    <style:style style:name="T19" style:family="text">
      <style:text-properties style:font-name="Arial" fo:font-size="12pt" officeooo:rsid="007ac288" style:font-size-asian="10.5pt" style:font-size-complex="12pt"/>
    </style:style>
    <style:style style:name="T20" style:family="text">
      <style:text-properties style:font-name="Arial" fo:font-size="12pt" officeooo:rsid="007b16c3" style:font-size-asian="10.5pt" style:font-size-complex="12pt"/>
    </style:style>
    <style:style style:name="T21" style:family="text">
      <style:text-properties style:font-name="Arial" fo:font-size="12pt" officeooo:rsid="007cea0f" style:font-size-asian="10.5pt" style:font-size-complex="12pt"/>
    </style:style>
    <style:style style:name="T22" style:family="text">
      <style:text-properties style:font-name="Arial" fo:font-size="12pt" officeooo:rsid="007d83c4" style:font-size-asian="10.5pt" style:font-size-complex="12pt"/>
    </style:style>
    <style:style style:name="T23" style:family="text">
      <style:text-properties style:font-name="Arial" fo:font-size="12pt" officeooo:rsid="007f6d64" style:font-size-asian="10.5pt" style:font-size-complex="12pt"/>
    </style:style>
    <style:style style:name="T24" style:family="text">
      <style:text-properties style:font-name="Arial" fo:font-size="12pt" officeooo:rsid="0080c631" style:font-size-asian="10.5pt" style:font-size-complex="12pt"/>
    </style:style>
    <style:style style:name="T25" style:family="text">
      <style:text-properties style:font-name="Arial" fo:font-size="12pt" officeooo:rsid="00833272" style:font-size-asian="10.5pt" style:font-size-complex="12pt"/>
    </style:style>
    <style:style style:name="T26" style:family="text">
      <style:text-properties style:font-name="Arial" fo:font-size="12pt" officeooo:rsid="008eff3a" style:font-size-asian="10.5pt" style:font-size-complex="12pt"/>
    </style:style>
    <style:style style:name="T27" style:family="text">
      <style:text-properties style:font-name="Arial" fo:font-size="12pt" officeooo:rsid="0090d3c4" style:font-size-asian="10.5pt" style:font-size-complex="12pt"/>
    </style:style>
    <style:style style:name="T28" style:family="text">
      <style:text-properties officeooo:rsid="0034286d"/>
    </style:style>
    <style:style style:name="T29" style:family="text">
      <style:text-properties officeooo:rsid="0034fabd"/>
    </style:style>
    <style:style style:name="T30" style:family="text">
      <style:text-properties officeooo:rsid="00368858"/>
    </style:style>
    <style:style style:name="T31" style:family="text">
      <style:text-properties officeooo:rsid="003793f6"/>
    </style:style>
    <style:style style:name="T32" style:family="text">
      <style:text-properties officeooo:rsid="0039b5c0"/>
    </style:style>
    <style:style style:name="T33" style:family="text">
      <style:text-properties officeooo:rsid="003afcd4"/>
    </style:style>
    <style:style style:name="T34" style:family="text">
      <style:text-properties officeooo:rsid="003c7432"/>
    </style:style>
    <style:style style:name="T35" style:family="text">
      <style:text-properties officeooo:rsid="003d2896"/>
    </style:style>
    <style:style style:name="T36" style:family="text">
      <style:text-properties officeooo:rsid="003d9a92"/>
    </style:style>
    <style:style style:name="T37" style:family="text">
      <style:text-properties officeooo:rsid="003e4279"/>
    </style:style>
    <style:style style:name="T38" style:family="text">
      <style:text-properties officeooo:rsid="003fd407"/>
    </style:style>
    <style:style style:name="T39" style:family="text">
      <style:text-properties officeooo:rsid="0040a065"/>
    </style:style>
    <style:style style:name="T40" style:family="text">
      <style:text-properties officeooo:rsid="004279a4"/>
    </style:style>
    <style:style style:name="T41" style:family="text">
      <style:text-properties officeooo:rsid="00445758"/>
    </style:style>
    <style:style style:name="T42" style:family="text">
      <style:text-properties officeooo:rsid="004539db"/>
    </style:style>
    <style:style style:name="T43" style:family="text">
      <style:text-properties officeooo:rsid="0046a78a"/>
    </style:style>
    <style:style style:name="T44" style:family="text">
      <style:text-properties officeooo:rsid="00516dc4"/>
    </style:style>
    <style:style style:name="T45" style:family="text">
      <style:text-properties officeooo:rsid="00550d65"/>
    </style:style>
    <style:style style:name="T46" style:family="text">
      <style:text-properties officeooo:rsid="00554be5"/>
    </style:style>
    <style:style style:name="T47" style:family="text">
      <style:text-properties officeooo:rsid="00573fe7"/>
    </style:style>
    <style:style style:name="T48" style:family="text">
      <style:text-properties officeooo:rsid="005990fd"/>
    </style:style>
    <style:style style:name="T49" style:family="text">
      <style:text-properties officeooo:rsid="0060435b"/>
    </style:style>
    <style:style style:name="T50" style:family="text">
      <style:text-properties officeooo:rsid="0062012c"/>
    </style:style>
    <style:style style:name="T51" style:family="text">
      <style:text-properties officeooo:rsid="006380a8"/>
    </style:style>
    <style:style style:name="T52" style:family="text">
      <style:text-properties officeooo:rsid="0083f607"/>
    </style:style>
    <style:style style:name="T53" style:family="text">
      <style:text-properties officeooo:rsid="00862123"/>
    </style:style>
    <style:style style:name="T54" style:family="text">
      <style:text-properties officeooo:rsid="0087cea1"/>
    </style:style>
    <style:style style:name="T55" style:family="text">
      <style:text-properties officeooo:rsid="00891a99"/>
    </style:style>
    <style:style style:name="T56" style:family="text">
      <style:text-properties officeooo:rsid="0089bd49"/>
    </style:style>
    <style:style style:name="T57" style:family="text">
      <style:text-properties officeooo:rsid="008a13a5"/>
    </style:style>
    <style:style style:name="T58" style:family="text">
      <style:text-properties officeooo:rsid="008bbb96"/>
    </style:style>
    <style:style style:name="T59" style:family="text">
      <style:text-properties officeooo:rsid="008d03af"/>
    </style:style>
    <style:style style:name="T60" style:family="text">
      <style:text-properties officeooo:rsid="008e7b27"/>
    </style:style>
    <style:style style:name="T61" style:family="text">
      <style:text-properties officeooo:rsid="008eab49"/>
    </style:style>
    <style:style style:name="T62" style:family="text">
      <style:text-properties officeooo:rsid="0090d3c4"/>
    </style:style>
    <style:style style:name="T63" style:family="text">
      <style:text-properties officeooo:rsid="00928c09"/>
    </style:style>
    <style:style style:name="T64" style:family="text">
      <style:text-properties officeooo:rsid="00953069"/>
    </style:style>
    <style:style style:name="T65" style:family="text">
      <style:text-properties officeooo:rsid="0022fe37"/>
    </style:style>
    <style:style style:name="T66" style:family="text">
      <style:text-properties officeooo:rsid="0096f371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986e17" style:font-style-asian="normal" style:font-style-complex="normal"/>
    </style:style>
    <style:style style:name="T69" style:family="text">
      <style:text-properties officeooo:rsid="00986e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nity Module Specification Document</text:p>
      <text:p text:style-name="P2"/>
      <text:p text:style-name="P2">Phase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Features</text:p>
      <text:list xml:id="list18476999661" text:style-name="L1">
        <text:list-item>
          <text:p text:style-name="P114"><text:span text:style-name="T64">B</text:span>aby delivery details</text:p>
        </text:list-item>
        <text:list-item>
          <text:p text:style-name="P115">Update baby delivery outcome</text:p>
        </text:list-item>
        <text:list-item>
          <text:p text:style-name="P116"><text:span text:style-name="T64">M</text:span><text:span text:style-name="T65">other </text:span><text:span text:style-name="T52">admission</text:span><text:span text:style-name="T65"> details</text:span></text:p>
        </text:list-item>
        <text:list-item>
          <text:p text:style-name="P117">Update mother's outcome</text:p>
        </text:list-item>
        <text:list-item>
          <text:p text:style-name="P118"><text:s/><text:span text:style-name="T66">Admit baby to Nursery/Kangaroo Ward</text:span></text:p>
        </text:list-item>
        <text:list-item>
          <text:p text:style-name="P118"><text:s/>Kangaroo review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3">Feature Details</text:p>
      <text:p text:style-name="P6"/>
      <text:list xml:id="list1576480556" text:style-name="L2">
        <text:list-item>
          <text:p text:style-name="P120">Capture baby delivery details</text:p>
        </text:list-item>
      </text:list>
      <text:p text:style-name="P8">1.1. Given a mother that has delivered</text:p>
      <text:p text:style-name="P10">1.1.1. Capture the number of babies delivered</text:p>
      <text:p text:style-name="P10"/>
      <text:p text:style-name="P10">1.1.2. Capture the date of delivery for each baby</text:p>
      <text:p text:style-name="P10"/>
      <text:p text:style-name="P10">1.1.3. Capture the time of delivery for each baby</text:p>
      <text:p text:style-name="P10"/>
      <text:p text:style-name="P11">1.1.4. For each baby, capture gender</text:p>
      <text:p text:style-name="P11"/>
      <text:p text:style-name="P12">1.1.5. For each baby, capture birth weight</text:p>
      <text:p text:style-name="P12"/>
      <text:p text:style-name="P9"><text:span text:style-name="T28">1.1.6. For each baby, capture </text:span><text:span text:style-name="T40">within 5 minutes </text:span><text:span text:style-name="T41">of delivery</text:span><text:span text:style-name="T28"> the APGAR score, </text:span><text:span text:style-name="T43">which is a sum of the individual scores in the following categories</text:span><text:span text:style-name="T28">:</text:span></text:p>
      <text:p text:style-name="P16"><text:span text:style-name="T28">1.1.6.1. Appearance </text:span><text:span text:style-name="T32">(Skin color/complexion)</text:span><text:span text:style-name="T28">. </text:span><text:span text:style-name="T29">Possible </text:span><text:span text:style-name="T30">scores</text:span><text:span text:style-name="T29">:</text:span></text:p>
      <text:p text:style-name="P25"><text:span text:style-name="T29">1.1.6.1.1. </text:span><text:span text:style-name="T30">Score 0: blue or pale all over</text:span></text:p>
      <text:p text:style-name="P26"><text:span text:style-name="T30">1.1.6.1.2. Score 1: blue at extremities </text:span><text:span text:style-name="T31">-</text:span><text:span text:style-name="T30"> body pink (acrocyanosis)</text:span></text:p>
      <text:p text:style-name="P30">1.1.16.1.3. Score 2: no cyanosis – body and extremities pink</text:p>
      <text:p text:style-name="P30"/>
      <text:p text:style-name="P17"><text:span text:style-name="T28">1.1.6.2. Pulse </text:span><text:span text:style-name="T33">(Pulse rate)</text:span><text:span text:style-name="T28">. </text:span><text:span text:style-name="T29">Possible </text:span><text:span text:style-name="T30">scores</text:span><text:span text:style-name="T29">:</text:span></text:p>
      <text:p text:style-name="P31"><text:soft-page-break/>1.1.6.2.1. Score 0: absent</text:p>
      <text:p text:style-name="P31">1.1.6.2.2. Score 1: &lt; 100</text:p>
      <text:p text:style-name="P31">1.1.6.2.3. Score 2: &gt;= 100</text:p>
      <text:p text:style-name="P31"/>
      <text:p text:style-name="P17"><text:span text:style-name="T28">1.1.6.3. Grimace </text:span><text:span text:style-name="T34">(Reflex irritability)</text:span><text:span text:style-name="T28">. </text:span><text:span text:style-name="T29">Possible </text:span><text:span text:style-name="T30">scores</text:span><text:span text:style-name="T29">:</text:span></text:p>
      <text:p text:style-name="P27"><text:span text:style-name="T32">1.1.6.3.1. Score 0: </text:span><text:span text:style-name="T35">no response to stimulation</text:span></text:p>
      <text:p text:style-name="P32">1.1.6.3.2. Score 1: grimace/feeble cry when stimulated</text:p>
      <text:p text:style-name="P32">1.1.6.3.3. Score 2: cry or pull away when stimulated</text:p>
      <text:p text:style-name="P33"/>
      <text:p text:style-name="P17"><text:span text:style-name="T28">1.1.6.4. Activity </text:span><text:span text:style-name="T36">(Muscle tone)</text:span><text:span text:style-name="T28">. </text:span><text:span text:style-name="T29">Possible </text:span><text:span text:style-name="T30">scores</text:span><text:span text:style-name="T29">:</text:span></text:p>
      <text:p text:style-name="P34">1.1.6.4.1. Score 0: absent</text:p>
      <text:p text:style-name="P28"><text:span text:style-name="T37">1.1.6.4.2. Score 1: </text:span><text:span text:style-name="T39">some flexion</text:span></text:p>
      <text:p text:style-name="P28"><text:span text:style-name="T37">1.1.6.4.3. Score 2: </text:span><text:span text:style-name="T39">flexed arms and legs that resist extension</text:span></text:p>
      <text:p text:style-name="P20"/>
      <text:p text:style-name="P17"><text:span text:style-name="T28">1.1.6.5. Respiration. </text:span><text:span text:style-name="T29">Possible </text:span><text:span text:style-name="T30">scores</text:span><text:span text:style-name="T29">:</text:span></text:p>
      <text:p text:style-name="P36">1.1.6.5.1. Score 0: absent</text:p>
      <text:p text:style-name="P29"><text:span text:style-name="T38">1.1.6.5.2. Score 1: </text:span><text:span text:style-name="T37">weak, irregular, gasping</text:span></text:p>
      <text:p text:style-name="P29"><text:span text:style-name="T38">1.1.6.5.3. Score 2: </text:span><text:span text:style-name="T37">strong, lusty cry</text:span></text:p>
      <text:p text:style-name="P35"/>
      <text:p text:style-name="P13">1.1.7. Capture place of delivery. Possible responses are:</text:p>
      <text:p text:style-name="P21">1.1.7.1. This facility</text:p>
      <text:p text:style-name="P21">1.1.7.2. In transit (Born before arrival – BBA)</text:p>
      <text:p text:style-name="P21">1.1.7.3. Other facility</text:p>
      <text:p text:style-name="P21">1.1.7.4. Home/TBA</text:p>
      <text:p text:style-name="P18"/>
      <text:p text:style-name="P14">1.1.8. Capture delivery mode for each baby. Possible responses are:</text:p>
      <text:p text:style-name="P22">1.1.8.1. Spontaneous vaginal</text:p>
      <text:p text:style-name="P22">1.1.8.2. Vacuum extraction</text:p>
      <text:p text:style-name="P19"><text:span text:style-name="T40">1.</text:span><text:span text:style-name="T42">1.8.3. Breech</text:span></text:p>
      <text:p text:style-name="P23">1.1.8.4. Caesarean Section</text:p>
      <text:p text:style-name="P24"/>
      <text:p text:style-name="P15">1.1.9. Capture newborn baby complications for each baby. Possible responses are:</text:p>
      <text:p text:style-name="P24">1.1.9.1. None</text:p>
      <text:p text:style-name="P24">1.1.9.2. Weight less than 2500g</text:p>
      <text:p text:style-name="P24">1.1.9.3. Prematurity</text:p>
      <text:p text:style-name="P24">1.1.9.4. Asphyxia</text:p>
      <text:p text:style-name="P24">1.1.9.5. Sepsis</text:p>
      <text:p text:style-name="P24">1.1.9.6. Other</text:p>
      <text:p text:style-name="P126"/>
      <text:p text:style-name="P7"/>
      <text:list xml:id="list1831692539" text:continue-numbering="true" text:style-name="L2">
        <text:list-item>
          <text:p text:style-name="P121">Update baby outcome</text:p>
        </text:list-item>
      </text:list>
      <text:list xml:id="list1469040293" text:style-name="L3">
        <text:list-header>
          <text:p text:style-name="P119"><text:span text:style-name="T44">2.1. </text:span><text:span text:style-name="T45">When discharging a mother and her baby from labour ward to another ward, <text:tab/>capture the outcome details of the baby as follows:</text:span></text:p>
        </text:list-header>
      </text:list>
      <text:p text:style-name="P40">2.1.1. Based on mother's HIV status:</text:p>
      <text:p text:style-name="P57">2.1.1.1. If mother is HIV negative, possible responses are:</text:p>
      <text:p text:style-name="P83">2.1.1.1.1. Alive and not exposed</text:p>
      <text:p text:style-name="P83">2.1.1.1.2. Fresh stillbirth</text:p>
      <text:p text:style-name="P83">2.1.1.1.3. Macerated stillbirth</text:p>
      <text:p text:style-name="P83"><text:soft-page-break/>2.1.1.1.4. Neonatal death</text:p>
      <text:p text:style-name="P83"/>
      <text:p text:style-name="P56"><text:span text:style-name="T46">2.1.1.2. </text:span><text:span text:style-name="T47">If the mother's HIV status is positive, possible responses are:</text:span></text:p>
      <text:p text:style-name="P82"><text:span text:style-name="T47">2.1.1.2.1. </text:span><text:span text:style-name="T48">Ask if baby is on NVP. Possible responses are:</text:span></text:p>
      <text:p text:style-name="P101">2.1.1.2.1.1. Started.</text:p>
      <text:p text:style-name="P110">2.1.1.2.1.1.1. If baby is on NVP, the outcome is: Alive, exposed – on NVP</text:p>
      <text:p text:style-name="P102">2.1.1.2.1.2. None.</text:p>
      <text:p text:style-name="P111">2.1.1.2.1.2.1. If baby is not on NVP, the outcome is: Alive, exposed – not on NVP</text:p>
      <text:p text:style-name="P84">2.1.1.2.2. Fresh stillbirth</text:p>
      <text:p text:style-name="P84">2.1.1.2.3. Macerated stillbirth</text:p>
      <text:p text:style-name="P84">2.1.1.2.4. Neonatal death</text:p>
      <text:p text:style-name="P84"/>
      <text:p text:style-name="P58">2.1.1.3. If mother's HIV status is unknown, possible responses are:</text:p>
      <text:p text:style-name="P85">2.1.1.3.1. Alive – unknown exposure</text:p>
      <text:p text:style-name="P86">2.1.1.3.2. Fresh stillbirth</text:p>
      <text:p text:style-name="P86">2.1.1.3.3. Macerated stillbirth</text:p>
      <text:p text:style-name="P86">2.1.1.3.4. Neonatal death</text:p>
      <text:p text:style-name="P86"/>
      <text:p text:style-name="P41"><text:span text:style-name="T53">2.1.2. </text:span><text:span text:style-name="T58">For each baby, i</text:span><text:span text:style-name="T53">f baby is still alive</text:span></text:p>
      <text:p text:style-name="P59">2.1.2.<text:span text:style-name="T53">1</text:span>. Ask if breast-feeding was initiated within 60 minutes. Possible responses are:</text:p>
      <text:p text:style-name="P88">2.1.2.<text:span text:style-name="T53">1</text:span>.1. Yes</text:p>
      <text:p text:style-name="P88">2.1.2.<text:span text:style-name="T53">1.</text:span>2. No</text:p>
      <text:p text:style-name="P88"/>
      <text:p text:style-name="P56"><text:span text:style-name="T50">2.1.</text:span><text:span text:style-name="T53">2</text:span><text:span text:style-name="T50">.3. Ask if Tetracyclin Eye Ointment was given. </text:span><text:span text:style-name="T49">Possible responses are:</text:span></text:p>
      <text:p text:style-name="P82"><text:span text:style-name="T49">2.1.</text:span><text:span text:style-name="T53">2</text:span><text:span text:style-name="T49">.</text:span><text:span text:style-name="T50">3</text:span><text:span text:style-name="T49">.1. Yes</text:span></text:p>
      <text:p text:style-name="P82"><text:span text:style-name="T49">2.1.</text:span><text:span text:style-name="T53">2.</text:span><text:span text:style-name="T50">3</text:span><text:span text:style-name="T49">.2. No</text:span></text:p>
      <text:p text:style-name="P88"/>
      <text:p text:style-name="P56"><text:span text:style-name="T50">2.1.</text:span><text:span text:style-name="T53">2</text:span><text:span text:style-name="T50">.</text:span><text:span text:style-name="T51">4</text:span><text:span text:style-name="T50">. Ask if </text:span><text:span text:style-name="T51">there are any comments on the outcome</text:span><text:span text:style-name="T50">. </text:span><text:span text:style-name="T49">Possible responses are:</text:span></text:p>
      <text:p text:style-name="P82"><text:span text:style-name="T49">2.1.</text:span><text:span text:style-name="T53">2</text:span><text:span text:style-name="T49">.</text:span><text:span text:style-name="T51">4</text:span><text:span text:style-name="T49">.1. </text:span><text:span text:style-name="T51">No</text:span></text:p>
      <text:p text:style-name="P82"><text:span text:style-name="T49">2.1.</text:span><text:span text:style-name="T53">2</text:span><text:span text:style-name="T49">.</text:span><text:span text:style-name="T51">4</text:span><text:span text:style-name="T49">.2. </text:span><text:span text:style-name="T51">Yes</text:span></text:p>
      <text:p text:style-name="P103">2.1.<text:span text:style-name="T53">2</text:span>.4.2.1. If there is a comment to make, capture the comment</text:p>
      <text:p text:style-name="P103"/>
      <text:p text:style-name="P127">2.1.2.5. Discharge baby. Possible destinations are:</text:p>
      <text:p text:style-name="P130">2.1.2.5.1. Home</text:p>
      <text:p text:style-name="P87"><text:span text:style-name="T54">2.1.2.5.2. </text:span><text:span text:style-name="T55">Admit to ward. Possible wards are:</text:span></text:p>
      <text:p text:style-name="P104"><text:span text:style-name="T55">2.1.2.5.2.1. </text:span><text:span text:style-name="T54">Nursery</text:span></text:p>
      <text:p text:style-name="P105"><text:span text:style-name="T54">2.1.2.5.</text:span><text:span text:style-name="T55">2.2</text:span><text:span text:style-name="T54">. Kangaroo Ward</text:span></text:p>
      <text:p text:style-name="P131"/>
      <text:p text:style-name="P60"><text:span text:style-name="T57">2.1.2.6. </text:span><text:span text:style-name="T59">Create a national identifier for the baby</text:span></text:p>
      <text:p text:style-name="P128">2.1.2.7. Print baby barcode</text:p>
      <text:p text:style-name="P112"/>
      <text:list xml:id="list2019850065" text:continue-list="list1831692539" text:style-name="L2">
        <text:list-item>
          <text:p text:style-name="P122">Mother Admission details</text:p>
        </text:list-item>
      </text:list>
      <text:p text:style-name="P37"><text:span text:style-name="T1">3.1. </text:span><text:span text:style-name="T2">Given a pregnant mother that has come for delivery, the following details are </text:span><text:soft-page-break/><text:span text:style-name="T2">required at the time of admission.</text:span></text:p>
      <text:p text:style-name="P42">3.1.1. Capture gravida (number of pregnancies ever had including current)</text:p>
      <text:p text:style-name="P52"><text:span text:style-name="T2">3.1.2. Capture </text:span><text:span text:style-name="T3">parity (total number of deliveries </text:span><text:span text:style-name="T4">ever </text:span><text:span text:style-name="T5">excluding current</text:span><text:span text:style-name="T3">)</text:span></text:p>
      <text:p text:style-name="P43">3.1.3. Capture gestation week</text:p>
      <text:p text:style-name="P44">3.1.4. Capture previous HIV test result for mother before admission. Possible responses are:</text:p>
      <text:p text:style-name="P74"><text:span text:style-name="T6">3.1.4.1. Negative in the last 3 months –</text:span><text:span text:style-name="T7"> previous negative</text:span></text:p>
      <text:p text:style-name="P74"><text:span text:style-name="T6">3.1.4.2. Positive ever –</text:span><text:span text:style-name="T7"> previous positive</text:span></text:p>
      <text:p text:style-name="P61">3.1.4.3. Unknown</text:p>
      <text:p text:style-name="P89">3.1.4.3.1. If previous status is unknown, capture new test result at <text:tab/>maternity. Possible responses are:</text:p>
      <text:p text:style-name="P99"><text:span text:style-name="T7">3.1.4.3.1.1. </text:span><text:span text:style-name="T8">New </text:span><text:span text:style-name="T7">Negative</text:span></text:p>
      <text:p text:style-name="P99"><text:span text:style-name="T7">3.1.4.3.1.2. </text:span><text:span text:style-name="T8">New </text:span><text:span text:style-name="T7">Positive</text:span></text:p>
      <text:p text:style-name="P106">3.1.4.3.1.3. Not done</text:p>
      <text:p text:style-name="P106"/>
      <text:p text:style-name="P45">3.1.5. If mother's HIV status is positive:</text:p>
      <text:p text:style-name="P75"><text:span text:style-name="T11">3.1.5.1. A</text:span><text:span text:style-name="T9">sk if mother is on ART. Possible responses are:</text:span></text:p>
      <text:p text:style-name="P98"><text:span text:style-name="T9">3.1.5.1.</text:span><text:span text:style-name="T11">1.</text:span><text:span text:style-name="T9"> Not on ART</text:span></text:p>
      <text:p text:style-name="P90">3.1.5.1.2. On ART. If on ART:</text:p>
      <text:p text:style-name="P107">3.1.5.1.2.1. Ask for specification on start time. Possible responses are:</text:p>
      <text:p text:style-name="P108"><text:span text:style-name="T9">3.1.5.</text:span><text:span text:style-name="T11">1</text:span><text:span text:style-name="T9">.2.</text:span><text:span text:style-name="T12">1</text:span><text:span text:style-name="T9">. On ART before pregnancy</text:span></text:p>
      <text:p text:style-name="P108"><text:span text:style-name="T9">3.1.5.</text:span><text:span text:style-name="T11">1</text:span><text:span text:style-name="T9">.</text:span><text:span text:style-name="T12">2.2</text:span><text:span text:style-name="T9">. On ART since first or second trimester</text:span></text:p>
      <text:p text:style-name="P108"><text:span text:style-name="T9">3.1.5.</text:span><text:span text:style-name="T11">1</text:span><text:span text:style-name="T9">.</text:span><text:span text:style-name="T12">2.3</text:span><text:span text:style-name="T9">. On ART since third trimester</text:span></text:p>
      <text:p text:style-name="P109"><text:span text:style-name="T10">3.1.5.</text:span><text:span text:style-name="T11">1</text:span><text:span text:style-name="T10">.</text:span><text:span text:style-name="T12">2.4</text:span><text:span text:style-name="T10">. On ART during labour</text:span></text:p>
      <text:p text:style-name="P91"/>
      <text:p text:style-name="P100"><text:span text:style-name="T13">3.1.5.1.2.2. </text:span><text:span text:style-name="T14">Capture ART Clinic Registration number</text:span></text:p>
      <text:p text:style-name="P73"/>
      <text:p text:style-name="P3"/>
      <text:list xml:id="list960807782" text:continue-numbering="true" text:style-name="L2">
        <text:list-item>
          <text:p text:style-name="P123">Update mother's outcome</text:p>
        </text:list-item>
      </text:list>
      <text:p text:style-name="P38"><text:span text:style-name="T15">4.1. </text:span><text:span text:style-name="T16">After the mother has delivered, update the outcome of the delivery</text:span></text:p>
      <text:p text:style-name="P46">4.1.1. Capture any obstetric complications. Possible responses are:</text:p>
      <text:p text:style-name="P62">4.1.1.1. None</text:p>
      <text:p text:style-name="P76"><text:span text:style-name="T16">4.1.1.2. Ante</text:span><text:span text:style-name="T16"> part hemorrhage</text:span></text:p>
      <text:p text:style-name="P76"><text:span text:style-name="T16">4.1.1.3. </text:span><text:span text:style-name="T17">Post part hemorrhage</text:span></text:p>
      <text:p text:style-name="P77"><text:span text:style-name="T17">4.1.1.4. </text:span><text:span text:style-name="T18">Obstetric / Prol labor</text:span></text:p>
      <text:p text:style-name="P63">4.1.1.5. (pre) Eclampsia</text:p>
      <text:p text:style-name="P64">4.1.1.6. Sepsis</text:p>
      <text:p text:style-name="P64">4.1.1.7. Ruptured uterus</text:p>
      <text:p text:style-name="P65">4.1.1.8. Other</text:p>
      <text:p text:style-name="P92">4.1.1.8.1. If other, capture specific</text:p>
      <text:p text:style-name="P92"/>
      <text:p text:style-name="P47">4.1.2. <text:span text:style-name="T61">Capture drugs given</text:span></text:p>
      <text:p text:style-name="P93"/>
      <text:p text:style-name="P48">4.1.3. Ask if any blood transfusion was done. Possible responses are:</text:p>
      <text:p text:style-name="P66">4.1.3.1. Yes</text:p>
      <text:p text:style-name="P66">4.1.3.2. No</text:p>
      <text:p text:style-name="P66"/>
      <text:p text:style-name="P53"><text:span text:style-name="T20">4.1.4. Ask if manual removal of placenta was done. </text:span><text:span text:style-name="T19">Possible responses are:</text:span></text:p>
      <text:p text:style-name="P78"><text:soft-page-break/><text:span text:style-name="T19">4.1.</text:span><text:span text:style-name="T20">4</text:span><text:span text:style-name="T19">.1. Yes</text:span></text:p>
      <text:p text:style-name="P78"><text:span text:style-name="T19">4.1.</text:span><text:span text:style-name="T20">4</text:span><text:span text:style-name="T19">.2. No</text:span></text:p>
      <text:p text:style-name="P67"/>
      <text:p text:style-name="P54"><text:span text:style-name="T20">4.1.</text:span><text:span text:style-name="T22">5</text:span><text:span text:style-name="T20">. Ask if </text:span><text:span text:style-name="T21">Vitamin A was given</text:span><text:span text:style-name="T20">. </text:span><text:span text:style-name="T19">Possible responses are:</text:span></text:p>
      <text:p text:style-name="P79"><text:span text:style-name="T19">4.1.</text:span><text:span text:style-name="T22">5</text:span><text:span text:style-name="T19">.1. Yes</text:span></text:p>
      <text:p text:style-name="P79"><text:span text:style-name="T19">4.1.</text:span><text:span text:style-name="T22">5</text:span><text:span text:style-name="T19">.2. No</text:span></text:p>
      <text:p text:style-name="P68"/>
      <text:p text:style-name="P49">4.1.6. Capture staff conducting delivery. Possible responses are:</text:p>
      <text:p text:style-name="P69">4.1.6.1. Medical Doctor /Clinical Officer /Medical Assistant</text:p>
      <text:p text:style-name="P80"><text:span text:style-name="T23">4.1.6.2. </text:span><text:span text:style-name="T24">Patient Attendant / Ward Attendant /Health Surveillance Assistant</text:span></text:p>
      <text:p text:style-name="P70">4.1.6.3. Other</text:p>
      <text:p text:style-name="P94">4.1.6.3.1. If Other, capture specific</text:p>
      <text:p text:style-name="P96"/>
      <text:p text:style-name="P96"/>
      <text:p text:style-name="P50">4.1.<text:span text:style-name="T62">7</text:span>. Capture final outcome for mother. Possible responses are:</text:p>
      <text:p text:style-name="P71">4.1.<text:span text:style-name="T62">7</text:span>.1. Alive</text:p>
      <text:p text:style-name="P81"><text:span text:style-name="T25">4.1.</text:span><text:span text:style-name="T27">7</text:span><text:span text:style-name="T25">.2. Died</text:span></text:p>
      <text:p text:style-name="P129"/>
      <text:p text:style-name="P55"><text:span text:style-name="T26">4.1.</text:span><text:span text:style-name="T27">8</text:span><text:span text:style-name="T26">. If delivery mode was C/Section, ask for date sutures were removed</text:span></text:p>
      <text:p text:style-name="P95"/>
      <text:p text:style-name="P51">4.1.<text:span text:style-name="T62">9</text:span>. Capture if mother was referred out. Possible responses are:</text:p>
      <text:p text:style-name="P72">4.1.<text:span text:style-name="T62">9</text:span>.1. No</text:p>
      <text:p text:style-name="P72">4.1.<text:span text:style-name="T62">9</text:span>.2. Yes</text:p>
      <text:p text:style-name="P97"><text:span text:style-name="T62">4.1.9.3. If referred out, capture the referral facility. </text:span><text:span text:style-name="T63">Possible <text:tab/>responses:</text:span></text:p>
      <text:p text:style-name="P132">4.1.9.3.1. List of health-facilities</text:p>
      <text:p text:style-name="P39"/>
      <text:list xml:id="list76749133" text:continue-numbering="true" text:style-name="L2">
        <text:list-item>
          <text:p text:style-name="P124"><text:span text:style-name="T56">Admit baby to Nursery Ward </text:span><text:span text:style-name="T60">or </text:span><text:span text:style-name="T56">Kangaroo Ward</text:span></text:p>
        </text:list-item>
      </text:list>
      <text:p text:style-name="P133">5.1. If baby has been admitted to Nursery ward</text:p>
      <text:p text:style-name="P136">5.1.1. Capture admission date</text:p>
      <text:p text:style-name="P136">5.1.2. Capture baby weight at admission</text:p>
      <text:p text:style-name="P137">5.1.3. Capture reason for admission </text:p>
      <text:p text:style-name="P136"/>
      <text:p text:style-name="P135"/>
      <text:list xml:id="list1718829266" text:continue-numbering="true" text:style-name="L2">
        <text:list-item>
          <text:p text:style-name="P125">Kangaroo review visit</text:p>
        </text:list-item>
      </text:list>
      <text:p text:style-name="P134">6.1. Given a baby that passed through Kangaroo ward, when they come for a review visit:</text:p>
      <text:p text:style-name="P138">6.1.1. Capture weight</text:p>
      <text:p text:style-name="P139"><text:span text:style-name="T67">6.1.2. Capture next appointment date</text:span></text:p>
      <text:p text:style-name="P139"><text:span text:style-name="T67"/></text:p>
      <text:p text:style-name="P139"><text:span text:style-name="T67"/></text:p>
      <text:p text:style-name="P139"><text:span text:style-name="T67"/></text:p>
      <text:p text:style-name="P139"><text:span text:style-name="T67"/></text:p>
      <text:p text:style-name="P139"><text:span text:style-name="T67"/></text:p>
      <text:p text:style-name="P139"><text:span text:style-name="T67"/></text:p>
      <text:p text:style-name="P139"><text:span text:style-name="T67"/></text:p>
      <text:p text:style-name="P139"><text:span text:style-name="T67"/></text:p>
      <text:p text:style-name="P139"><text:span text:style-name="T67"/></text:p>
      <text:p text:style-name="P139"><text:span text:style-name="T67"/></text:p>
      <text:list xml:id="list1409527659" text:continue-numbering="true" text:style-name="L2">
        <text:list-item>
          <text:p text:style-name="P141"><text:soft-page-break/><text:span text:style-name="T69">Reports</text:span></text:p>
        </text:list-item>
      </text:list>
      <text:p text:style-name="P140"><text:span text:style-name="T69">7.1. Shift report</text:span></text:p>
      <text:p text:style-name="P140"><text:span text:style-name="T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wemwe Kachaje</meta:initial-creator>
    <meta:creation-date>2012-11-29T09:21:33</meta:creation-date>
    <dc:date>2012-12-05T11:00:53</dc:date>
    <dc:creator>Chimwemwe Kachaje</dc:creator>
    <meta:editing-duration>PT4H49M27S</meta:editing-duration>
    <meta:editing-cycles>129</meta:editing-cycles>
    <meta:generator>LibreOffice/3.6$Linux_X86_64 LibreOffice_project/360m1$Build-2</meta:generator>
    <meta:printed-by>Chimwemwe Kachaje</meta:printed-by>
    <meta:print-date>2012-12-04T08:50:50</meta:print-date>
    <meta:document-statistic meta:table-count="0" meta:image-count="0" meta:object-count="0" meta:page-count="7" meta:paragraph-count="165" meta:word-count="976" meta:character-count="6479" meta:non-whitespace-character-count="5675"/>
  </office:meta>
</office:document-meta>
</file>